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rTreeCellRenderer.ReceiverTreeCel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eiverTreeCellRenderer.getTreeCellRendererComponent( JTree tree , Object value , boolean sel , boolean expanded , boolean leaf , int row , boolean focu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